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129ba8" officeooo:paragraph-rsid="00129ba8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Standard">
      <style:text-properties officeooo:rsid="0011a210" officeooo:paragraph-rsid="0011a210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1">
      <style:text-properties officeooo:paragraph-rsid="0011a210"/>
    </style:style>
    <style:style style:name="P7" style:family="paragraph" style:parent-style-name="Standard" style:list-style-name="L1">
      <style:text-properties officeooo:paragraph-rsid="0012458b"/>
    </style:style>
    <style:style style:name="P8" style:family="paragraph" style:parent-style-name="Standard" style:list-style-name="L1">
      <style:text-properties officeooo:rsid="0011a210" officeooo:paragraph-rsid="0011a210"/>
    </style:style>
    <style:style style:name="P9" style:family="paragraph" style:parent-style-name="Standard">
      <style:text-properties officeooo:rsid="0011a210" officeooo:paragraph-rsid="0012458b"/>
    </style:style>
    <style:style style:name="P10" style:family="paragraph" style:parent-style-name="Standard" style:list-style-name="L2">
      <style:text-properties officeooo:rsid="0011a210" officeooo:paragraph-rsid="00131cd4"/>
    </style:style>
    <style:style style:name="P11" style:family="paragraph" style:parent-style-name="Standard">
      <style:text-properties officeooo:rsid="0011a210" officeooo:paragraph-rsid="00131cd4"/>
    </style:style>
    <style:style style:name="P12" style:family="paragraph" style:parent-style-name="Standard" style:list-style-name="L3">
      <style:text-properties officeooo:rsid="0011a210" officeooo:paragraph-rsid="00131cd4"/>
    </style:style>
    <style:style style:name="T1" style:family="text">
      <style:text-properties officeooo:rsid="0011a210"/>
    </style:style>
    <style:style style:name="T2" style:family="text">
      <style:text-properties officeooo:rsid="0012458b"/>
    </style:style>
    <style:style style:name="T3" style:family="text">
      <style:text-properties fo:font-weight="normal" officeooo:rsid="0012458b" style:font-weight-asian="normal" style:font-weight-complex="normal"/>
    </style:style>
    <style:style style:name="T4" style:family="text">
      <style:text-properties fo:font-weight="normal" officeooo:rsid="00131cd4" style:font-weight-asian="normal" style:font-weight-complex="normal"/>
    </style:style>
    <style:style style:name="T5" style:family="text">
      <style:text-properties officeooo:rsid="00129ba8"/>
    </style:style>
    <style:style style:name="T6" style:family="text">
      <style:text-properties fo:font-weight="bold" officeooo:rsid="00131cd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399d9348-7fff-d120-88f3-ae6a58da4868"/><text:span text:style-name="T1">1.</text:span>For the given JSON iterate over all for loops (for, for in, for of, forEach)</text:p>
      <text:p text:style-name="Standard"/>
      <text:list xml:id="list4246043462" text:style-name="L1">
        <text:list-item>
          <text:p text:style-name="P6"><text:span text:style-name="Strong_20_Emphasis"><text:span text:style-name="T1">For In Loop</text:span></text:span></text:p>
          <text:p text:style-name="P6"><text:span text:style-name="Strong_20_Emphasis"/></text:p>
          <text:p text:style-name="P5"><text:span text:style-name="Source_20_Text"><text:span text:style-name="T2">var emp=</text:span></text:span><text:span text:style-name="Source_20_Text">[</text:span></text:p>
        </text:list-item>
      </text:list>
      <text:p text:style-name="Preformatted_20_Text"><text:s text:c="4"/>{</text:p>
      <text:p text:style-name="Preformatted_20_Text"><text:s text:c="6"/>"id": "1",</text:p>
      <text:p text:style-name="Preformatted_20_Text"><text:s text:c="6"/>"name": "Lura Senger",</text:p>
      <text:p text:style-name="Preformatted_20_Text"><text:s text:c="6"/>"email": "Xander_Collier@yahoo.com"</text:p>
      <text:p text:style-name="Preformatted_20_Text"><text:s text:c="4"/>},</text:p>
      <text:p text:style-name="Preformatted_20_Text"><text:s text:c="4"/>{</text:p>
      <text:p text:style-name="Preformatted_20_Text"><text:s text:c="6"/>"id": "2",</text:p>
      <text:p text:style-name="Preformatted_20_Text"><text:s text:c="6"/>"name": "Wilburn Weber",</text:p>
      <text:p text:style-name="Preformatted_20_Text"><text:s text:c="6"/>"email": "Bennett_Kreiger11@yahoo.com"</text:p>
      <text:p text:style-name="Preformatted_20_Text"><text:s text:c="4"/>},</text:p>
      <text:p text:style-name="Preformatted_20_Text"><text:s text:c="4"/>{</text:p>
      <text:p text:style-name="Preformatted_20_Text"><text:s text:c="6"/>"id": "3",</text:p>
      <text:p text:style-name="Preformatted_20_Text"><text:s text:c="6"/>"name": "Tyrique Hahn",</text:p>
      <text:p text:style-name="Preformatted_20_Text"><text:s text:c="6"/>"email": "Juston.Altenwerth@yahoo.com"</text:p>
      <text:p text:style-name="Preformatted_20_Text"><text:s text:c="4"/>},</text:p>
      <text:p text:style-name="Preformatted_20_Text"><text:s text:c="4"/>{</text:p>
      <text:p text:style-name="Preformatted_20_Text"><text:s text:c="6"/>"id": "4",</text:p>
      <text:p text:style-name="Preformatted_20_Text"><text:s text:c="6"/>"name": "Lenny Bailey",</text:p>
      <text:p text:style-name="Preformatted_20_Text"><text:s text:c="6"/>"email": "Guiseppe_Hegmann@yahoo.com"</text:p>
      <text:p text:style-name="Preformatted_20_Text"><text:s text:c="4"/>},</text:p>
      <text:p text:style-name="Preformatted_20_Text"><text:s text:c="4"/>{</text:p>
      <text:p text:style-name="Preformatted_20_Text"><text:s text:c="6"/>"id": "5",</text:p>
      <text:p text:style-name="Preformatted_20_Text"><text:s text:c="6"/>"name": "Vladimir Keeling",</text:p>
      <text:p text:style-name="Preformatted_20_Text"><text:s text:c="6"/>"email": "Louisa_Walsh18@hotmail.com"</text:p>
      <text:p text:style-name="Preformatted_20_Text"><text:s text:c="4"/>},</text:p>
      <text:p text:style-name="Preformatted_20_Text"><text:s text:c="4"/>{</text:p>
      <text:p text:style-name="Preformatted_20_Text"><text:s text:c="6"/>"id": "6",</text:p>
      <text:p text:style-name="Preformatted_20_Text"><text:s text:c="6"/>"name": "Kellie Crona",</text:p>
      <text:p text:style-name="Preformatted_20_Text"><text:s text:c="6"/>"email": "Chandler_Abernathy@yahoo.com"</text:p>
      <text:p text:style-name="Preformatted_20_Text"><text:s text:c="4"/>},</text:p>
      <text:p text:style-name="Preformatted_20_Text"><text:s text:c="4"/>{</text:p>
      <text:p text:style-name="Preformatted_20_Text"><text:s text:c="6"/>"id": "7",</text:p>
      <text:p text:style-name="Preformatted_20_Text"><text:s text:c="6"/>"name": "Carolina White",</text:p>
      <text:p text:style-name="Preformatted_20_Text"><text:s text:c="6"/>"email": "Royal50@hotmail.com"</text:p>
      <text:p text:style-name="Preformatted_20_Text"><text:s text:c="4"/>},</text:p>
      <text:p text:style-name="Preformatted_20_Text"><text:s text:c="4"/>{</text:p>
      <text:p text:style-name="Preformatted_20_Text"><text:s text:c="6"/>"id": "8",</text:p>
      <text:p text:style-name="Preformatted_20_Text"><text:s text:c="6"/>"name": "Alfredo Conn",</text:p>
      <text:p text:style-name="Preformatted_20_Text"><text:s text:c="6"/>"email": "Clarabelle34@hotmail.com"</text:p>
      <text:p text:style-name="Preformatted_20_Text"><text:s text:c="4"/>},</text:p>
      <text:p text:style-name="Preformatted_20_Text"><text:s text:c="4"/>{</text:p>
      <text:p text:style-name="Preformatted_20_Text"><text:s text:c="6"/>"id": "9",</text:p>
      <text:p text:style-name="Preformatted_20_Text"><text:s text:c="6"/>"name": "Stan Shanahan",</text:p>
      <text:p text:style-name="Preformatted_20_Text"><text:s text:c="6"/>"email": "Lamar.McClure@hotmail.com"</text:p>
      <text:p text:style-name="Preformatted_20_Text"><text:s text:c="4"/>},</text:p>
      <text:p text:style-name="Preformatted_20_Text"><text:s text:c="4"/>{</text:p>
      <text:p text:style-name="Preformatted_20_Text"><text:s text:c="6"/>"id": "10",</text:p>
      <text:p text:style-name="Preformatted_20_Text"><text:s text:c="6"/>"name": "Marvin Fay",</text:p>
      <text:p text:style-name="Preformatted_20_Text"><text:s text:c="6"/>"email": "Osbaldo58@hotmail.com"</text:p>
      <text:p text:style-name="P1"><text:s text:c="4"/>}<text:span text:style-name="T2">];</text:span></text:p>
      <text:p text:style-name="Preformatted_20_Text"><text:span text:style-name="Source_20_Text"/></text:p>
      <text:p text:style-name="Preformatted_20_Text"><text:span text:style-name="Source_20_Text"><text:s text:c="4"/>for (let x in </text:span><text:span text:style-name="Source_20_Text"><text:span text:style-name="T2">emp</text:span></text:span><text:span text:style-name="Source_20_Text">) {</text:span></text:p>
      <text:p text:style-name="Preformatted_20_Text"><text:span text:style-name="Source_20_Text"/></text:p>
      <text:p text:style-name="Preformatted_20_Text"><text:span text:style-name="Source_20_Text"><text:s text:c="2"/>console.log(</text:span><text:span text:style-name="Source_20_Text"><text:span text:style-name="T2">emp</text:span></text:span><text:span text:style-name="Source_20_Text">[x]);</text:span></text:p>
      <text:p text:style-name="Preformatted_20_Text"><text:span text:style-name="Source_20_Text"/></text:p>
      <text:p text:style-name="P1"><text:span text:style-name="Source_20_Text">}</text:span></text:p>
      <text:list xml:id="list142145850412310" text:continue-numbering="true" text:style-name="L1">
        <text:list-item>
          <text:p text:style-name="P8"><text:soft-page-break/><text:span text:style-name="Strong_20_Emphasis">For Loop</text:span></text:p>
        </text:list-item>
      </text:list>
      <text:p text:style-name="P4"><text:span text:style-name="Strong_20_Emphasis"/></text:p>
      <text:p text:style-name="P4"><text:span text:style-name="Strong_20_Emphasis"/></text:p>
      <text:list xml:id="list142145107737070" text:continue-numbering="true" text:style-name="L1">
        <text:list-header>
          <text:p text:style-name="P7"><text:span text:style-name="Strong_20_Emphasis"><text:span text:style-name="T3">var employe =[</text:span></text:span></text:p>
        </text:list-header>
      </text:list>
      <text:p text:style-name="Preformatted_20_Text"><text:s text:c="4"/>{</text:p>
      <text:p text:style-name="Preformatted_20_Text"><text:s text:c="6"/>"id": "1",</text:p>
      <text:p text:style-name="Preformatted_20_Text"><text:s text:c="6"/>"name": "Lura Senger",</text:p>
      <text:p text:style-name="Preformatted_20_Text"><text:s text:c="6"/>"email": "Xander_Collier@yahoo.com"</text:p>
      <text:p text:style-name="Preformatted_20_Text"><text:s text:c="4"/>},</text:p>
      <text:p text:style-name="Preformatted_20_Text"><text:s text:c="4"/>{</text:p>
      <text:p text:style-name="Preformatted_20_Text"><text:s text:c="6"/>"id": "2",</text:p>
      <text:p text:style-name="Preformatted_20_Text"><text:s text:c="6"/>"name": "Wilburn Weber",</text:p>
      <text:p text:style-name="Preformatted_20_Text"><text:s text:c="6"/>"email": "Bennett_Kreiger11@yahoo.com"</text:p>
      <text:p text:style-name="Preformatted_20_Text"><text:s text:c="4"/>},</text:p>
      <text:p text:style-name="Preformatted_20_Text"><text:s text:c="4"/>{</text:p>
      <text:p text:style-name="Preformatted_20_Text"><text:s text:c="6"/>"id": "3",</text:p>
      <text:p text:style-name="Preformatted_20_Text"><text:s text:c="6"/>"name": "Tyrique Hahn",</text:p>
      <text:p text:style-name="Preformatted_20_Text"><text:s text:c="6"/>"email": "Juston.Altenwerth@yahoo.com"</text:p>
      <text:p text:style-name="Preformatted_20_Text"><text:s text:c="4"/>},</text:p>
      <text:p text:style-name="Preformatted_20_Text"><text:s text:c="4"/>{</text:p>
      <text:p text:style-name="Preformatted_20_Text"><text:s text:c="6"/>"id": "4",</text:p>
      <text:p text:style-name="Preformatted_20_Text"><text:s text:c="6"/>"name": "Lenny Bailey",</text:p>
      <text:p text:style-name="Preformatted_20_Text"><text:s text:c="6"/>"email": "Guiseppe_Hegmann@yahoo.com"</text:p>
      <text:p text:style-name="Preformatted_20_Text"><text:s text:c="4"/>},</text:p>
      <text:p text:style-name="Preformatted_20_Text"><text:s text:c="4"/>{</text:p>
      <text:p text:style-name="Preformatted_20_Text"><text:s text:c="6"/>"id": "5",</text:p>
      <text:p text:style-name="Preformatted_20_Text"><text:s text:c="6"/>"name": "Vladimir Keeling",</text:p>
      <text:p text:style-name="Preformatted_20_Text"><text:s text:c="6"/>"email": "Louisa_Walsh18@hotmail.com"</text:p>
      <text:p text:style-name="Preformatted_20_Text"><text:s text:c="4"/>},</text:p>
      <text:p text:style-name="Preformatted_20_Text"><text:s text:c="4"/>{</text:p>
      <text:p text:style-name="Preformatted_20_Text"><text:s text:c="6"/>"id": "6",</text:p>
      <text:p text:style-name="Preformatted_20_Text"><text:s text:c="6"/>"name": "Kellie Crona",</text:p>
      <text:p text:style-name="Preformatted_20_Text"><text:s text:c="6"/>"email": "Chandler_Abernathy@yahoo.com"</text:p>
      <text:p text:style-name="Preformatted_20_Text"><text:s text:c="4"/>},</text:p>
      <text:p text:style-name="Preformatted_20_Text"><text:s text:c="4"/>{</text:p>
      <text:p text:style-name="Preformatted_20_Text"><text:s text:c="6"/>"id": "7",</text:p>
      <text:p text:style-name="Preformatted_20_Text"><text:s text:c="6"/>"name": "Carolina White",</text:p>
      <text:p text:style-name="Preformatted_20_Text"><text:s text:c="6"/>"email": "Royal50@hotmail.com"</text:p>
      <text:p text:style-name="Preformatted_20_Text"><text:s text:c="4"/>},</text:p>
      <text:p text:style-name="Preformatted_20_Text"><text:s text:c="4"/>{</text:p>
      <text:p text:style-name="Preformatted_20_Text"><text:s text:c="6"/>"id": "8",</text:p>
      <text:p text:style-name="Preformatted_20_Text"><text:s text:c="6"/>"name": "Alfredo Conn",</text:p>
      <text:p text:style-name="Preformatted_20_Text"><text:s text:c="6"/>"email": "Clarabelle34@hotmail.com"</text:p>
      <text:p text:style-name="Preformatted_20_Text"><text:s text:c="4"/>},</text:p>
      <text:p text:style-name="Preformatted_20_Text"><text:s text:c="4"/>{</text:p>
      <text:p text:style-name="Preformatted_20_Text"><text:s text:c="6"/>"id": "9",</text:p>
      <text:p text:style-name="Preformatted_20_Text"><text:s text:c="6"/>"name": "Stan Shanahan",</text:p>
      <text:p text:style-name="Preformatted_20_Text"><text:s text:c="6"/>"email": "Lamar.McClure@hotmail.com"</text:p>
      <text:p text:style-name="Preformatted_20_Text"><text:s text:c="4"/>},</text:p>
      <text:p text:style-name="Preformatted_20_Text"><text:s text:c="4"/>{</text:p>
      <text:p text:style-name="Preformatted_20_Text"><text:s text:c="6"/>"id": "10",</text:p>
      <text:p text:style-name="Preformatted_20_Text"><text:s text:c="6"/>"name": "Marvin Fay",</text:p>
      <text:p text:style-name="Preformatted_20_Text"><text:s text:c="6"/>"email": "Osbaldo58@hotmail.com"</text:p>
      <text:p text:style-name="P1"><text:s text:c="4"/>}<text:span text:style-name="T2">];</text:span></text:p>
      <text:p text:style-name="P1"><text:s text:c="7"/><text:span text:style-name="T5">for(var i=0;i&lt;employe.length;i++){</text:span></text:p>
      <text:p text:style-name="P1"><text:s text:c="11"/><text:span text:style-name="T5">console.log(employe[i]);</text:span></text:p>
      <text:p text:style-name="P2">}</text:p>
      <text:p text:style-name="P9"><text:span text:style-name="Strong_20_Emphasis"><text:span text:style-name="T3"/></text:span></text:p>
      <text:list xml:id="list3506533187" text:style-name="L2">
        <text:list-item>
          <text:p text:style-name="P10"><text:soft-page-break/><text:span text:style-name="Strong_20_Emphasis"><text:span text:style-name="T6">For of Loop</text:span></text:span></text:p>
        </text:list-item>
      </text:list>
      <text:p text:style-name="P11"><text:span text:style-name="Strong_20_Emphasis"><text:span text:style-name="T6"/></text:span></text:p>
      <text:p text:style-name="P11"><text:span text:style-name="Strong_20_Emphasis"><text:span text:style-name="T6"/></text:span></text:p>
      <text:p text:style-name="P11"><text:span text:style-name="Strong_20_Emphasis"><text:span text:style-name="T4">var arr=[1,2,3,4,5,6,7,8];</text:span></text:span></text:p>
      <text:p text:style-name="P11"><text:span text:style-name="Strong_20_Emphasis"><text:span text:style-name="T4">sum=0;</text:span></text:span></text:p>
      <text:p text:style-name="P11"><text:span text:style-name="Strong_20_Emphasis"><text:span text:style-name="T4">for(var i of arr){</text:span></text:span></text:p>
      <text:p text:style-name="P11"><text:span text:style-name="Strong_20_Emphasis"><text:span text:style-name="T4">sum=sum+arr[i];</text:span></text:span></text:p>
      <text:p text:style-name="P11"><text:span text:style-name="Strong_20_Emphasis"><text:span text:style-name="T4">}</text:span></text:span></text:p>
      <text:p text:style-name="P11"><text:span text:style-name="Strong_20_Emphasis"><text:span text:style-name="T4">console.log(sum);</text:span></text:span></text:p>
      <text:p text:style-name="P11"><text:span text:style-name="Strong_20_Emphasis"><text:span text:style-name="T4"/></text:span></text:p>
      <text:list xml:id="list2963656011" text:style-name="L3">
        <text:list-item>
          <text:p text:style-name="P12"><text:span text:style-name="Strong_20_Emphasis"><text:span text:style-name="T6">For Each Loop</text:span></text:span></text:p>
        </text:list-item>
      </text:list>
      <text:p text:style-name="P11"><text:span text:style-name="Strong_20_Emphasis"><text:span text:style-name="T6"/></text:span></text:p>
      <text:p text:style-name="P11"><text:span text:style-name="Strong_20_Emphasis"><text:span text:style-name="T4">var arr=[1,2,3,4,5,6,7];</text:span></text:span></text:p>
      <text:p text:style-name="P11"><text:span text:style-name="Strong_20_Emphasis"><text:span text:style-name="T4">arr.forEach((iteam)=&gt;console.log(iteam))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0:37:30.856932332</meta:creation-date>
    <dc:date>2021-11-29T14:21:41.615729580</dc:date>
    <meta:editing-duration>PT10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22" meta:word-count="243" meta:character-count="2391" meta:non-whitespace-character-count="1732"/>
  </office:meta>
</office:document-meta>
</file>